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table:align="margins" style:may-break-between-rows="false"/>
    </style:style>
    <style:style style:name="Tabella1.A" style:family="table-column">
      <style:table-column-properties style:column-width="6.334cm" style:rel-column-width="21845*"/>
    </style:style>
    <style:style style:name="Tabella1.A1" style:family="table-cell">
      <style:table-cell-properties fo:padding="0cm" fo:border="none" style:writing-mode="page"/>
    </style:style>
    <style:style style:name="Images_5f_Porthaven" style:display-name="Images_Porthaven" style:family="table">
      <style:table-properties style:width="19.001cm" table:align="margins"/>
    </style:style>
    <style:style style:name="Images_5f_Porthaven.A" style:display-name="Images_Porthaven.A" style:family="table-column">
      <style:table-column-properties style:column-width="6.334cm" style:rel-column-width="21845*"/>
    </style:style>
    <style:style style:name="Images_5f_Porthaven.A1" style:display-name="Images_Porthaven.A1" style:family="table-cell">
      <style:table-cell-properties fo:padding="0cm" fo:border="none" style:writing-mode="page"/>
    </style:style>
    <style:style style:name="Images_5f_TheWaste" style:display-name="Images_TheWaste" style:family="table">
      <style:table-properties style:width="19.001cm" table:align="margins"/>
    </style:style>
    <style:style style:name="Images_5f_TheWaste.A" style:display-name="Images_TheWaste.A" style:family="table-column">
      <style:table-column-properties style:column-width="6.334cm" style:rel-column-width="21845*"/>
    </style:style>
    <style:style style:name="Images_5f_TheWaste.A1" style:display-name="Images_TheWaste.A1" style:family="table-cell">
      <style:table-cell-properties fo:padding="0cm" fo:border="none" style:writing-mode="pag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6.334cm" style:rel-column-width="21845*"/>
    </style:style>
    <style:style style:name="Tabella7.A1" style:family="table-cell">
      <style:table-cell-properties fo:padding="0cm" fo:border="none" style:writing-mode="page"/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6.334cm" style:rel-column-width="21845*"/>
    </style:style>
    <style:style style:name="Tabella6.A1" style:family="table-cell">
      <style:table-cell-properties fo:padding="0cm" fo:border="none" style:writing-mode="pag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cm" fo:border="none" style:writing-mode="pag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334cm" style:rel-column-width="21845*"/>
    </style:style>
    <style:style style:name="Tabella4.A1" style:family="table-cell">
      <style:table-cell-properties fo:padding="0cm" fo:border="none" style:writing-mode="pag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334cm" style:rel-column-width="21845*"/>
    </style:style>
    <style:style style:name="Tabella3.A1" style:family="table-cell">
      <style:table-cell-properties fo:padding="0cm" fo:border="none" style:writing-mode="pag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6.334cm" style:rel-column-width="21845*"/>
    </style:style>
    <style:style style:name="Tabella2.A1" style:family="table-cell">
      <style:table-cell-properties fo:padding="0cm" fo:border="none" style:writing-mode="page"/>
    </style:style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6.334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6.334cm" style:rel-column-width="21845*"/>
    </style:style>
    <style:style style:name="Table2.A1" style:family="table-cell">
      <style:table-cell-properties style:writing-mode="page"/>
    </style:style>
    <style:style style:name="Table3" style:family="table">
      <style:table-properties style:width="19.001cm" table:align="margins" style:may-break-between-rows="false"/>
    </style:style>
    <style:style style:name="Table3.A" style:family="table-column">
      <style:table-column-properties style:column-width="6.334cm" style:rel-column-width="21845*"/>
    </style:style>
    <style:style style:name="Table3.A1" style:family="table-cell">
      <style:table-cell-properties style:writing-mode="page"/>
    </style:style>
    <style:style style:name="Table4" style:family="table">
      <style:table-properties style:width="19.001cm" table:align="margins" style:may-break-between-rows="false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style:writing-mode="page"/>
    </style:style>
    <style:style style:name="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officeooo:paragraph-rsid="00549bbc"/>
    </style:style>
    <style:style style:name="P5" style:family="paragraph" style:parent-style-name="Table_20_Contents">
      <style:text-properties fo:language="en" fo:country="US" officeooo:paragraph-rsid="000adb81"/>
    </style:style>
    <style:style style:name="P6" style:family="paragraph" style:parent-style-name="Table_20_Contents">
      <style:text-properties fo:language="en" fo:country="US" officeooo:paragraph-rsid="000b20f6"/>
    </style:style>
    <style:style style:name="P7" style:family="paragraph" style:parent-style-name="Table_20_Contents">
      <style:text-properties fo:language="en" fo:country="US" officeooo:paragraph-rsid="000c877f"/>
    </style:style>
    <style:style style:name="P8" style:family="paragraph" style:parent-style-name="Table_20_Contents">
      <style:paragraph-properties fo:text-align="start" style:justify-single-word="false"/>
      <style:text-properties fo:language="en" fo:country="US" officeooo:paragraph-rsid="000b20f6"/>
    </style:style>
    <style:style style:name="P9" style:family="paragraph" style:parent-style-name="Table_20_Contents">
      <style:paragraph-properties fo:text-align="start" style:justify-single-word="false"/>
      <style:text-properties fo:language="en" fo:country="US" officeooo:paragraph-rsid="000ee081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Footer">
      <style:text-properties fo:language="en" fo:country="US"/>
    </style:style>
    <style:style style:name="P12" style:family="paragraph" style:parent-style-name="Header">
      <style:text-properties fo:language="en" fo:country="US"/>
    </style:style>
    <style:style style:name="P13" style:family="paragraph" style:parent-style-name="Picture">
      <style:text-properties fo:language="en" fo:country="US"/>
    </style:style>
    <style:style style:name="P14" style:family="paragraph" style:parent-style-name="Heading_20_2">
      <style:text-properties fo:language="en" fo:country="US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3">
      <style:text-properties fo:language="en" fo:country="US"/>
    </style:style>
    <style:style style:name="P17" style:family="paragraph" style:parent-style-name="Heading_20_1">
      <style:paragraph-properties fo:break-before="page"/>
      <style:text-properties fo:language="en" fo:country="US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Heading_20_4">
      <style:text-properties fo:language="en" fo:country="US"/>
    </style:style>
    <style:style style:name="T1" style:family="text">
      <style:text-properties officeooo:rsid="004c0ecd"/>
    </style:style>
    <style:style style:name="T2" style:family="text">
      <style:text-properties text:display="none"/>
    </style:style>
    <style:style style:name="T3" style:family="text">
      <style:text-properties officeooo:rsid="00097776"/>
    </style:style>
    <style:style style:name="T4" style:family="text">
      <style:text-properties officeooo:rsid="000b20f6"/>
    </style:style>
    <style:style style:name="T5" style:family="text">
      <style:text-properties officeooo:rsid="000ee08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17" text:outline-level="1">Additional reference images</text:h>
      <text:h text:style-name="P14" text:outline-level="2">Settings</text:h>
      <text:h text:style-name="P16" text:outline-level="3">Ingary</text:h>
      <text:h text:style-name="P19" text:outline-level="4">Kingsbury</text:h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3"><draw:frame draw:style-name="fr1" draw:name="Cornice7" text:anchor-type="paragraph" svg:width="6.332cm" draw:z-index="9"><draw:text-box fo:min-height="3.561cm"><text:p text:style-name="P13"><draw:frame draw:style-name="fr4" draw:name="Immagine38" text:anchor-type="as-char" svg:width="6.332cm" style:rel-width="100%" svg:height="3.561cm" style:rel-height="scale" draw:z-index="45"><draw:image xlink:href="../../Resources/Levels/Ingary/Kingsbury/City%20Center/City%20Center.png" xlink:type="simple" xlink:show="embed" xlink:actuate="onLoad" loext:mime-type="image/png"/></draw:frame><text:span text:style-name="T2"><text:line-break/></text:span>Picture <text:sequence text:ref-name="refPicture0" text:name="Picture" text:formula="ooow:Picture+1" style:num-format="1">1</text:sequence>: City center</text:p></draw:text-box></draw:frame></text:p>
          </table:table-cell>
          <table:table-cell table:style-name="Tabella1.A1" office:value-type="string">
            <text:p text:style-name="P3"><draw:frame draw:style-name="fr1" draw:name="Cornice8" text:anchor-type="paragraph" svg:width="6.334cm" draw:z-index="8"><draw:text-box fo:min-height="3.692cm"><text:p text:style-name="P13"><draw:frame draw:style-name="fr4" draw:name="Immagine39" text:anchor-type="as-char" svg:width="6.334cm" style:rel-width="100%" svg:height="3.692cm" style:rel-height="scale" draw:z-index="46"><draw:image xlink:href="../../Resources/Levels/Ingary/Kingsbury/King's%20Castle/King's%20Castle.jpg" xlink:type="simple" xlink:show="embed" xlink:actuate="onLoad" loext:mime-type="image/jpeg"/></draw:frame><text:span text:style-name="T2"><text:line-break/></text:span>Picture <text:sequence text:ref-name="refPicture1" text:name="Picture" text:formula="ooow:Picture+1" style:num-format="1">2</text:sequence>: King’s castle</text:p></draw:text-box></draw:frame></text:p>
          </table:table-cell>
          <table:table-cell table:style-name="Tabella1.A1" office:value-type="string">
            <text:p text:style-name="P3"><draw:frame draw:style-name="fr1" draw:name="Cornice9" text:anchor-type="paragraph" svg:width="6.334cm" draw:z-index="0"><draw:text-box fo:min-height="3.134cm"><text:p text:style-name="P13"><draw:frame draw:style-name="fr4" draw:name="Immagine40" text:anchor-type="as-char" svg:width="6.334cm" style:rel-width="100%" svg:height="3.134cm" style:rel-height="scale" draw:z-index="1"><draw:image xlink:href="../../Resources/Levels/Ingary/Kingsbury/Suburbs/Suburbs.jpg" xlink:type="simple" xlink:show="embed" xlink:actuate="onLoad" loext:mime-type="image/jpeg"/></draw:frame><text:span text:style-name="T2"><text:line-break/></text:span>Picture <text:sequence text:ref-name="refPicture2" text:name="Picture" text:formula="ooow:Picture+1" style:num-format="1">3</text:sequence>: Suburbs</text:p></draw:text-box></draw:frame></text:p>
          </table:table-cell>
        </table:table-row>
        <table:table-row>
          <table:table-cell table:style-name="Tabella1.A1" table:number-columns-spanned="3" office:value-type="string">
            <text:p text:style-name="P3">Images taken from: <text:span text:style-name="T5">Howl’s</text:span> Moving Castle</text:p>
          </table:table-cell>
          <table:covered-table-cell/>
          <table:covered-table-cell/>
        </table:table-row>
      </table:table>
      <text:h text:style-name="P19" text:outline-level="4">Porthaven</text:h>
      <table:table table:name="Images_Porthaven" table:style-name="Images_5f_Porthaven">
        <table:table-column table:style-name="Images_5f_Porthaven.A" table:number-columns-repeated="3"/>
        <table:table-row>
          <table:table-cell table:style-name="Images_5f_Porthaven.A1" office:value-type="string">
            <text:p text:style-name="P3"><draw:frame draw:style-name="fr1" draw:name="Cornice10" text:anchor-type="paragraph" svg:width="6.332cm" draw:z-index="15"><draw:text-box fo:min-height="2.02cm"><text:p text:style-name="P13"><draw:frame draw:style-name="fr4" draw:name="Immagine41" text:anchor-type="as-char" svg:width="6.332cm" style:rel-width="100%" svg:height="2.02cm" style:rel-height="scale" draw:z-index="47"><draw:image xlink:href="../../Resources/Levels/Ingary/Porthaven/Harbour/Harbour.jpg" xlink:type="simple" xlink:show="embed" xlink:actuate="onLoad" loext:mime-type="image/jpeg"/></draw:frame><text:span text:style-name="T2"><text:line-break/></text:span>Picture <text:sequence text:ref-name="refPicture3" text:name="Picture" text:formula="ooow:Picture+1" style:num-format="1">4</text:sequence>: Harbour</text:p></draw:text-box></draw:frame></text:p>
          </table:table-cell>
          <table:table-cell table:style-name="Images_5f_Porthaven.A1" office:value-type="string">
            <text:p text:style-name="P3"><draw:frame draw:style-name="fr1" draw:name="Cornice11" text:anchor-type="paragraph" svg:width="6.334cm" draw:z-index="12"><draw:text-box fo:min-height="3.902cm"><text:p text:style-name="P13"><draw:frame draw:style-name="fr4" draw:name="Immagine42" text:anchor-type="as-char" svg:width="6.334cm" style:rel-width="100%" svg:height="3.902cm" style:rel-height="scale" draw:z-index="51"><draw:image xlink:href="../../Resources/Levels/Ingary/Porthaven/Market/Market.jpg" xlink:type="simple" xlink:show="embed" xlink:actuate="onLoad" loext:mime-type="image/jpeg"/></draw:frame><text:span text:style-name="T2"><text:line-break/></text:span>Picture <text:sequence text:ref-name="refPicture4" text:name="Picture" text:formula="ooow:Picture+1" style:num-format="1">5</text:sequence>: Market</text:p></draw:text-box></draw:frame></text:p>
          </table:table-cell>
          <table:table-cell table:style-name="Images_5f_Porthaven.A1" office:value-type="string">
            <text:p text:style-name="P3"><draw:frame draw:style-name="fr1" draw:name="Cornice12" text:anchor-type="paragraph" svg:width="6.334cm" draw:z-index="2"><draw:text-box fo:min-height="4.362cm"><text:p text:style-name="P13"><draw:frame draw:style-name="fr4" draw:name="Immagine43" text:anchor-type="as-char" svg:width="6.334cm" style:rel-width="100%" svg:height="4.362cm" style:rel-height="scale" draw:z-index="3"><draw:image xlink:href="../../Resources/Levels/Ingary/Porthaven/Ship/Ship.jpg" xlink:type="simple" xlink:show="embed" xlink:actuate="onLoad" loext:mime-type="image/jpeg"/></draw:frame><text:span text:style-name="T2"><text:line-break/></text:span>Picture <text:sequence text:ref-name="refPicture5" text:name="Picture" text:formula="ooow:Picture+1" style:num-format="1">6</text:sequence>: Ship</text:p></draw:text-box></draw:frame></text:p>
          </table:table-cell>
        </table:table-row>
        <table:table-row>
          <table:table-cell table:style-name="Images_5f_Porthaven.A1" table:number-columns-spanned="3" office:value-type="string">
            <text:p text:style-name="P3">Images taken from: <text:span text:style-name="T5">Howl’s</text:span> Moving Castle</text:p>
          </table:table-cell>
          <table:covered-table-cell/>
          <table:covered-table-cell/>
        </table:table-row>
      </table:table>
      <text:h text:style-name="P19" text:outline-level="4">The <text:span text:style-name="T1">w</text:span>aste</text:h>
      <table:table table:name="Images_TheWaste" table:style-name="Images_5f_TheWaste">
        <table:table-column table:style-name="Images_5f_TheWaste.A" table:number-columns-repeated="3"/>
        <table:table-row>
          <table:table-cell table:style-name="Images_5f_TheWaste.A1" office:value-type="string">
            <text:p text:style-name="P3"><draw:frame draw:style-name="fr1" draw:name="Cornice13" text:anchor-type="paragraph" svg:width="6.332cm" draw:z-index="6"><draw:text-box fo:min-height="3.722cm"><text:p text:style-name="P13"><draw:frame draw:style-name="fr4" draw:name="Immagine44" text:anchor-type="as-char" svg:width="6.332cm" style:rel-width="100%" svg:height="3.722cm" style:rel-height="scale" draw:z-index="11"><draw:image xlink:href="../../Resources/Levels/Ingary/The%20Waste/The%20Waste.jpg" xlink:type="simple" xlink:show="embed" xlink:actuate="onLoad" loext:mime-type="image/jpeg"/></draw:frame><text:span text:style-name="T2"><text:line-break/></text:span>Picture <text:sequence text:ref-name="refPicture6" text:name="Picture" text:formula="ooow:Picture+1" style:num-format="1">7</text:sequence>: The waste</text:p></draw:text-box></draw:frame></text:p>
          </table:table-cell>
          <table:table-cell table:style-name="Images_5f_TheWaste.A1" office:value-type="string">
            <text:p text:style-name="P3"><draw:frame draw:style-name="fr1" draw:name="Cornice14" text:anchor-type="paragraph" svg:width="6.334cm" draw:z-index="4"><draw:text-box fo:min-height="3.833cm"><text:p text:style-name="P13"><draw:frame draw:style-name="fr4" draw:name="Immagine45" text:anchor-type="as-char" svg:width="6.334cm" style:rel-width="100%" svg:height="3.833cm" style:rel-height="scale" draw:z-index="5"><draw:image xlink:href="../../Resources/Levels/Ingary/The%20Waste/Folding%20Valley/Folding%20Valley.jpg" xlink:type="simple" xlink:show="embed" xlink:actuate="onLoad" loext:mime-type="image/jpeg"/></draw:frame><text:span text:style-name="T2"><text:line-break/></text:span>Picture <text:sequence text:ref-name="refPicture7" text:name="Picture" text:formula="ooow:Picture+1" style:num-format="1">8</text:sequence>: Folding valley</text:p></draw:text-box></draw:frame></text:p>
          </table:table-cell>
          <table:table-cell table:style-name="Images_5f_TheWaste.A1" office:value-type="string">
            <text:p text:style-name="P3"><draw:frame draw:style-name="fr1" draw:name="Cornice15" text:anchor-type="paragraph" svg:width="6.334cm" draw:z-index="7"><draw:text-box fo:min-height="3.561cm"><text:p text:style-name="P13"><draw:frame draw:style-name="fr4" draw:name="Immagine46" text:anchor-type="as-char" svg:width="6.334cm" style:rel-width="100%" svg:height="3.561cm" style:rel-height="scale" draw:z-index="10"><draw:image xlink:href="../../Resources/Levels/Ingary/The%20Waste/Moving%20Castle/full%20res.jpg" xlink:type="simple" xlink:show="embed" xlink:actuate="onLoad" loext:mime-type="image/jpeg"/></draw:frame><text:span text:style-name="T2"><text:line-break/></text:span>Picture <text:sequence text:ref-name="refPicture8" text:name="Picture" text:formula="ooow:Picture+1" style:num-format="1">9</text:sequence>: Moving castle</text:p></draw:text-box></draw:frame></text:p>
          </table:table-cell>
        </table:table-row>
        <table:table-row>
          <table:table-cell table:style-name="Images_5f_TheWaste.A1" table:number-columns-spanned="3" office:value-type="string">
            <text:p text:style-name="P3">Images taken from: <text:span text:style-name="T5">Howl’s</text:span> Moving Castle</text:p>
          </table:table-cell>
          <table:covered-table-cell/>
          <table:covered-table-cell/>
        </table:table-row>
      </table:table>
      <text:h text:style-name="P16" text:outline-level="3"><text:soft-page-break/>Radme</text:h>
      <text:h text:style-name="P19" text:outline-level="4">Cal</text:h>
      <table:table table:name="Tabella7" table:style-name="Tabella7">
        <table:table-column table:style-name="Tabella7.A" table:number-columns-repeated="3"/>
        <table:table-row>
          <table:table-cell table:style-name="Tabella7.A1" office:value-type="string">
            <text:p text:style-name="P4"><draw:frame draw:style-name="fr1" draw:name="Cornice19" text:anchor-type="paragraph" svg:width="6.332cm" draw:z-index="13"><draw:text-box fo:min-height="6.168cm"><text:p text:style-name="P13"><draw:frame draw:style-name="fr4" draw:name="Immagine50" text:anchor-type="as-char" svg:width="6.332cm" style:rel-width="100%" svg:height="6.168cm" style:rel-height="scale" draw:z-index="20"><draw:image xlink:href="../../Resources/Levels/Radme/Cal/Cal%20-%20landscape.png" xlink:type="simple" xlink:show="embed" xlink:actuate="onLoad" loext:mime-type="image/png"/></draw:frame><text:span text:style-name="T2"><text:line-break/></text:span>Picture <text:sequence text:ref-name="refPicture9" text:name="Picture" text:formula="ooow:Picture+1" style:num-format="1">10</text:sequence>: Cal</text:p></draw:text-box></draw:frame></text:p>
          </table:table-cell>
          <table:table-cell table:style-name="Tabella7.A1" office:value-type="string">
            <text:p text:style-name="P4"><draw:frame draw:style-name="fr1" draw:name="Cornice16" text:anchor-type="paragraph" svg:width="6.334cm" draw:z-index="14"><draw:text-box fo:min-height="4.083cm"><text:p text:style-name="P13"><draw:frame draw:style-name="fr4" draw:name="Immagine47" text:anchor-type="as-char" svg:width="6.334cm" style:rel-width="100%" svg:height="4.083cm" style:rel-height="scale" draw:z-index="21"><draw:image xlink:href="../../Resources/Levels/Radme/Cal/Castle/Cal%20Castle%201.jpg" xlink:type="simple" xlink:show="embed" xlink:actuate="onLoad" loext:mime-type="image/jpeg"/></draw:frame><text:span text:style-name="T2"><text:line-break/></text:span>Picture <text:sequence text:ref-name="refPicture10" text:name="Picture" text:formula="ooow:Picture+1" style:num-format="1">11</text:sequence>: Castle</text:p></draw:text-box></draw:frame></text:p>
          </table:table-cell>
          <table:table-cell table:style-name="Tabella7.A1" office:value-type="string">
            <text:p text:style-name="P4"><draw:frame draw:style-name="fr1" draw:name="Cornice17" text:anchor-type="paragraph" svg:width="6.334cm" draw:z-index="16"><draw:text-box fo:min-height="3.561cm"><text:p text:style-name="P13"><draw:frame draw:style-name="fr4" draw:name="Immagine48" text:anchor-type="as-char" svg:width="6.334cm" style:rel-width="100%" svg:height="3.561cm" style:rel-height="scale" draw:z-index="23"><draw:image xlink:href="../../Resources/Levels/Radme/Cal/Castle/Cal's%20castle%20inside.png" xlink:type="simple" xlink:show="embed" xlink:actuate="onLoad" loext:mime-type="image/png"/></draw:frame><text:span text:style-name="T2"><text:line-break/></text:span>Picture <text:sequence text:ref-name="refPicture11" text:name="Picture" text:formula="ooow:Picture+1" style:num-format="1">12</text:sequence>: Castle inside</text:p></draw:text-box></draw:frame></text:p>
          </table:table-cell>
        </table:table-row>
        <table:table-row>
          <table:table-cell table:style-name="Tabella7.A1" office:value-type="string">
            <text:p text:style-name="P4"><draw:frame draw:style-name="fr1" draw:name="Cornice18" text:anchor-type="paragraph" svg:width="6.332cm" draw:z-index="17"><draw:text-box fo:min-height="2.581cm"><text:p text:style-name="P13"><draw:frame draw:style-name="fr4" draw:name="Immagine49" text:anchor-type="as-char" svg:width="6.332cm" style:rel-width="100%" svg:height="2.581cm" style:rel-height="scale" draw:z-index="40"><draw:image xlink:href="../../Resources/Levels/Radme/Cal/Prison/Cal%20Prison%201.jpg" xlink:type="simple" xlink:show="embed" xlink:actuate="onLoad" loext:mime-type="image/jpeg"/></draw:frame><text:span text:style-name="T2"><text:line-break/></text:span>Picture <text:sequence text:ref-name="refPicture12" text:name="Picture" text:formula="ooow:Picture+1" style:num-format="1">13</text:sequence>: Prison</text:p></draw:text-box></draw:frame></text:p>
          </table:table-cell>
          <table:table-cell table:style-name="Tabella7.A1" office:value-type="string">
            <text:p text:style-name="P4"><draw:frame draw:style-name="fr1" draw:name="Cornice20" text:anchor-type="paragraph" svg:width="6.334cm" draw:z-index="18"><draw:text-box fo:min-height="3.545cm"><text:p text:style-name="P13"><draw:frame draw:style-name="fr4" draw:name="Immagine51" text:anchor-type="as-char" svg:width="6.334cm" style:rel-width="100%" svg:height="3.545cm" style:rel-height="scale" draw:z-index="25"><draw:image xlink:href="../../Resources/Levels/Radme/Cal/Sewers/Sewers.jpg" xlink:type="simple" xlink:show="embed" xlink:actuate="onLoad" loext:mime-type="image/jpeg"/></draw:frame><text:span text:style-name="T2"><text:line-break/></text:span>Picture <text:sequence text:ref-name="refPicture13" text:name="Picture" text:formula="ooow:Picture+1" style:num-format="1">14</text:sequence>: Sewers</text:p></draw:text-box></draw:frame></text:p>
          </table:table-cell>
          <table:table-cell table:style-name="Tabella7.A1" office:value-type="string">
            <text:p text:style-name="P4"/>
          </table:table-cell>
        </table:table-row>
        <table:table-row>
          <table:table-cell table:style-name="Tabella7.A1" table:number-columns-spanned="3" office:value-type="string">
            <text:p text:style-name="P4">Images taken from: <text:span text:style-name="T3">web</text:span></text:p>
          </table:table-cell>
          <table:covered-table-cell/>
          <table:covered-table-cell/>
        </table:table-row>
      </table:table>
      <text:h text:style-name="P19" text:outline-level="4">Clearing</text:h>
      <table:table table:name="Tabella6" table:style-name="Tabella6">
        <table:table-column table:style-name="Tabella6.A" table:number-columns-repeated="3"/>
        <table:table-row>
          <table:table-cell table:style-name="Tabella6.A1" office:value-type="string">
            <text:p text:style-name="P4"><draw:frame draw:style-name="fr1" draw:name="Cornice21" text:anchor-type="paragraph" svg:width="6.332cm" draw:z-index="19"><draw:text-box fo:min-height="4.748cm"><text:p text:style-name="P13"><draw:frame draw:style-name="fr4" draw:name="Immagine52" text:anchor-type="as-char" svg:width="6.332cm" style:rel-width="100%" svg:height="4.748cm" style:rel-height="scale" draw:z-index="37"><draw:image xlink:href="../../Resources/Levels/Radme/Clearing/Clearing.jpg" xlink:type="simple" xlink:show="embed" xlink:actuate="onLoad" loext:mime-type="image/jpeg"/></draw:frame><text:span text:style-name="T2"><text:line-break/></text:span>Picture <text:sequence text:ref-name="refPicture14" text:name="Picture" text:formula="ooow:Picture+1" style:num-format="1">15</text:sequence>: Clearing</text:p></draw:text-box></draw:frame></text:p>
          </table:table-cell>
          <table:table-cell table:style-name="Tabella6.A1" office:value-type="string">
            <text:p text:style-name="P4"><draw:frame draw:style-name="fr1" draw:name="Cornice22" text:anchor-type="paragraph" svg:width="6.334cm" draw:z-index="24"><draw:text-box fo:min-height="4.207cm"><text:p text:style-name="P13"><draw:frame draw:style-name="fr4" draw:name="Immagine53" text:anchor-type="as-char" svg:width="6.334cm" style:rel-width="100%" svg:height="4.207cm" style:rel-height="scale" draw:z-index="33"><draw:image xlink:href="../../Resources/Levels/Radme/Clearing/Fortress/FortressInTheClearing.jpg" xlink:type="simple" xlink:show="embed" xlink:actuate="onLoad" loext:mime-type="image/jpeg"/></draw:frame><text:span text:style-name="T2"><text:line-break/></text:span>Picture <text:sequence text:ref-name="refPicture15" text:name="Picture" text:formula="ooow:Picture+1" style:num-format="1">16</text:sequence>: Fortress</text:p></draw:text-box></draw:frame></text:p>
          </table:table-cell>
          <table:table-cell table:style-name="Tabella6.A1" office:value-type="string">
            <text:p text:style-name="P4"><draw:frame draw:style-name="fr1" draw:name="Cornice23" text:anchor-type="paragraph" svg:width="6.334cm" draw:z-index="22"><draw:text-box fo:min-height="4.687cm"><text:p text:style-name="P13"><draw:frame draw:style-name="fr4" draw:name="Immagine54" text:anchor-type="as-char" svg:width="6.334cm" style:rel-width="100%" svg:height="4.687cm" style:rel-height="scale" draw:z-index="28"><draw:image xlink:href="../../Resources/Levels/Radme/Clearing/Fortress/FortressInTheClearing2.jpg" xlink:type="simple" xlink:show="embed" xlink:actuate="onLoad" loext:mime-type="image/jpeg"/></draw:frame><text:span text:style-name="T2"><text:line-break/></text:span>Picture <text:sequence text:ref-name="refPicture16" text:name="Picture" text:formula="ooow:Picture+1" style:num-format="1">17</text:sequence>: Fortress</text:p></draw:text-box></draw:frame></text:p>
          </table:table-cell>
        </table:table-row>
        <table:table-row>
          <table:table-cell table:style-name="Tabella6.A1" table:number-columns-spanned="3" office:value-type="string">
            <text:p text:style-name="P4">Images taken from: <text:span text:style-name="T5">Castle of </text:span>Likava</text:p>
          </table:table-cell>
          <table:covered-table-cell/>
          <table:covered-table-cell/>
        </table:table-row>
      </table:table>
      <text:h text:style-name="P19" text:outline-level="4"><text:soft-page-break/>Dark Mountain</text:h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4"><draw:frame draw:style-name="fr1" draw:name="Cornice24" text:anchor-type="paragraph" svg:width="6.332cm" draw:z-index="29"><draw:text-box fo:min-height="9.516cm"><text:p text:style-name="P13"><draw:frame draw:style-name="fr4" draw:name="Immagine55" text:anchor-type="as-char" svg:width="6.332cm" style:rel-width="100%" svg:height="9.516cm" style:rel-height="scale" draw:z-index="73"><draw:image xlink:href="../../Resources/Levels/Radme/Dark%20Mountain/Dark%20Mountain%201.jpg" xlink:type="simple" xlink:show="embed" xlink:actuate="onLoad" loext:mime-type="image/jpeg"/></draw:frame><text:span text:style-name="T2"><text:line-break/></text:span>Picture <text:sequence text:ref-name="refPicture17" text:name="Picture" text:formula="ooow:Picture+1" style:num-format="1">18</text:sequence>: Dark Mountain</text:p></draw:text-box></draw:frame></text:p>
          </table:table-cell>
          <table:table-cell table:style-name="Tabella5.A1" office:value-type="string">
            <text:p text:style-name="P4"><draw:frame draw:style-name="fr1" draw:name="Cornice25" text:anchor-type="paragraph" svg:width="6.334cm" draw:z-index="26"><draw:text-box fo:min-height="2.956cm"><text:p text:style-name="P13"><draw:frame draw:style-name="fr4" draw:name="Immagine56" text:anchor-type="as-char" svg:width="6.334cm" style:rel-width="100%" svg:height="2.956cm" style:rel-height="scale" draw:z-index="49"><draw:image xlink:href="../../Resources/Levels/Radme/Dark%20Mountain/Dark%20Mountain%202.jpg" xlink:type="simple" xlink:show="embed" xlink:actuate="onLoad" loext:mime-type="image/jpeg"/></draw:frame><text:span text:style-name="T2"><text:line-break/></text:span>Picture <text:sequence text:ref-name="refPicture18" text:name="Picture" text:formula="ooow:Picture+1" style:num-format="1">19</text:sequence>: Dark Mountain</text:p></draw:text-box></draw:frame></text:p>
          </table:table-cell>
          <table:table-cell table:style-name="Tabella5.A1" office:value-type="string">
            <text:p text:style-name="P4"><draw:frame draw:style-name="fr1" draw:name="Cornice26" text:anchor-type="paragraph" svg:width="6.334cm" draw:z-index="27"><draw:text-box fo:min-height="3.293cm"><text:p text:style-name="P13"><draw:frame draw:style-name="fr4" draw:name="Immagine57" text:anchor-type="as-char" svg:width="6.334cm" style:rel-width="100%" svg:height="3.293cm" style:rel-height="scale" draw:z-index="41"><draw:image xlink:href="../../Resources/Levels/Radme/Dark%20Mountain/Castle/castle.jpg" xlink:type="simple" xlink:show="embed" xlink:actuate="onLoad" loext:mime-type="image/jpeg"/></draw:frame><text:span text:style-name="T2"><text:line-break/></text:span>Picture <text:sequence text:ref-name="refPicture19" text:name="Picture" text:formula="ooow:Picture+1" style:num-format="1">20</text:sequence>: Castle</text:p></draw:text-box></draw:frame></text:p>
          </table:table-cell>
        </table:table-row>
        <table:table-row>
          <table:table-cell table:style-name="Tabella5.A1" table:number-columns-spanned="3" office:value-type="string">
            <text:p text:style-name="P5">Images taken from: <text:span text:style-name="T3">web</text:span></text:p>
          </table:table-cell>
          <table:covered-table-cell/>
          <table:covered-table-cell/>
        </table:table-row>
      </table:table>
      <text:h text:style-name="P19" text:outline-level="4">Roaring Hills</text:h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4"><draw:frame draw:style-name="fr1" draw:name="Cornice27" text:anchor-type="paragraph" svg:width="6.332cm" draw:z-index="32"><draw:text-box fo:min-height="3.561cm"><text:p text:style-name="P13"><draw:frame draw:style-name="fr4" draw:name="Immagine58" text:anchor-type="as-char" svg:width="6.332cm" style:rel-width="100%" svg:height="3.561cm" style:rel-height="scale" draw:z-index="72"><draw:image xlink:href="../../Resources/Levels/Radme/Roaring%20Hills/Mine/Mine.jpg" xlink:type="simple" xlink:show="embed" xlink:actuate="onLoad" loext:mime-type="image/jpeg"/></draw:frame><text:span text:style-name="T2"><text:line-break/></text:span>Picture <text:sequence text:ref-name="refPicture20" text:name="Picture" text:formula="ooow:Picture+1" style:num-format="1">21</text:sequence>: Mine</text:p></draw:text-box></draw:frame></text:p>
          </table:table-cell>
          <table:table-cell table:style-name="Tabella4.A1" office:value-type="string">
            <text:p text:style-name="P4"><draw:frame draw:style-name="fr1" draw:name="Cornice28" text:anchor-type="paragraph" svg:width="6.334cm" draw:z-index="31"><draw:text-box fo:min-height="4.591cm"><text:p text:style-name="P13"><draw:frame draw:style-name="fr4" draw:name="Immagine59" text:anchor-type="as-char" svg:width="6.334cm" style:rel-width="100%" svg:height="4.591cm" style:rel-height="scale" draw:z-index="48"><draw:image xlink:href="../../Resources/Levels/Radme/Roaring%20Hills/Mine/internal.jpg" xlink:type="simple" xlink:show="embed" xlink:actuate="onLoad" loext:mime-type="image/jpeg"/></draw:frame><text:span text:style-name="T2"><text:line-break/></text:span>Picture <text:sequence text:ref-name="refPicture21" text:name="Picture" text:formula="ooow:Picture+1" style:num-format="1">22</text:sequence>: Mine: internal</text:p></draw:text-box></draw:frame></text:p>
          </table:table-cell>
          <table:table-cell table:style-name="Tabella4.A1" office:value-type="string">
            <text:p text:style-name="P4"><draw:frame draw:style-name="fr1" draw:name="Cornice29" text:anchor-type="paragraph" svg:width="6.334cm" draw:z-index="30"><draw:text-box fo:min-height="3.563cm"><text:p text:style-name="P13"><draw:frame draw:style-name="fr4" draw:name="Immagine60" text:anchor-type="as-char" svg:width="6.334cm" style:rel-width="100%" svg:height="3.563cm" style:rel-height="scale" draw:z-index="44"><draw:image xlink:href="../../Resources/Levels/Radme/Roaring%20Hills/Village/Roaring%20Hills.png" xlink:type="simple" xlink:show="embed" xlink:actuate="onLoad" loext:mime-type="image/png"/></draw:frame><text:span text:style-name="T2"><text:line-break/></text:span>Picture <text:sequence text:ref-name="refPicture22" text:name="Picture" text:formula="ooow:Picture+1" style:num-format="1">23</text:sequence>: Village</text:p></draw:text-box></draw:frame></text:p>
          </table:table-cell>
        </table:table-row>
        <table:table-row>
          <table:table-cell table:style-name="Tabella4.A1" table:number-columns-spanned="3" office:value-type="string">
            <text:p text:style-name="P6">Images taken from: <text:span text:style-name="T4">One Piece</text:span></text:p>
          </table:table-cell>
          <table:covered-table-cell/>
          <table:covered-table-cell/>
        </table:table-row>
      </table:table>
      <text:h text:style-name="P19" text:outline-level="4">Salt Marina</text:h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8"><draw:frame draw:style-name="fr1" draw:name="Cornice30" text:anchor-type="paragraph" svg:width="6.332cm" draw:z-index="34"><draw:text-box fo:min-height="3.561cm"><text:p text:style-name="P13"><draw:frame draw:style-name="fr4" draw:name="Immagine61" text:anchor-type="as-char" svg:width="6.332cm" style:rel-width="100%" svg:height="3.561cm" style:rel-height="scale" draw:z-index="70"><draw:image xlink:href="../../Resources/Levels/Radme/Salt%20Marina/Salt%20Marina.jpg" xlink:type="simple" xlink:show="embed" xlink:actuate="onLoad" loext:mime-type="image/jpeg"/></draw:frame><text:span text:style-name="T2"><text:line-break/></text:span>Picture <text:sequence text:ref-name="refPicture23" text:name="Picture" text:formula="ooow:Picture+1" style:num-format="1">24</text:sequence>: Salt Marina</text:p></draw:text-box></draw:frame></text:p>
          </table:table-cell>
          <table:table-cell table:style-name="Tabella3.A1" office:value-type="string">
            <text:p text:style-name="P8"><draw:frame draw:style-name="fr1" draw:name="Cornice31" text:anchor-type="paragraph" svg:width="6.334cm" draw:z-index="35"><draw:text-box fo:min-height="3.604cm"><text:p text:style-name="P13"><draw:frame draw:style-name="fr4" draw:name="Immagine62" text:anchor-type="as-char" svg:width="6.334cm" style:rel-width="100%" svg:height="3.604cm" style:rel-height="scale" draw:z-index="53"><draw:image xlink:href="../../Resources/Levels/Radme/Salt%20Marina/Harbour/Harbour.png" xlink:type="simple" xlink:show="embed" xlink:actuate="onLoad" loext:mime-type="image/png"/></draw:frame><text:span text:style-name="T2"><text:line-break/></text:span>Picture <text:sequence text:ref-name="refPicture24" text:name="Picture" text:formula="ooow:Picture+1" style:num-format="1">25</text:sequence>: Harbour</text:p></draw:text-box></draw:frame></text:p>
          </table:table-cell>
          <table:table-cell table:style-name="Tabella3.A1" office:value-type="string">
            <text:p text:style-name="P8"><draw:frame draw:style-name="fr1" draw:name="Cornice32" text:anchor-type="paragraph" svg:width="6.334cm" draw:z-index="36"><draw:text-box fo:min-height="3.667cm"><text:p text:style-name="P13"><draw:frame draw:style-name="fr4" draw:name="Immagine63" text:anchor-type="as-char" svg:width="6.334cm" style:rel-width="100%" svg:height="3.667cm" style:rel-height="scale" draw:z-index="50"><draw:image xlink:href="../../Resources/Levels/Radme/Salt%20Marina/Bazaar/Bazaar%201.png" xlink:type="simple" xlink:show="embed" xlink:actuate="onLoad" loext:mime-type="image/png"/></draw:frame><text:span text:style-name="T2"><text:line-break/></text:span>Picture <text:sequence text:ref-name="refPicture25" text:name="Picture" text:formula="ooow:Picture+1" style:num-format="1">26</text:sequence>: Bazaar</text:p></draw:text-box></draw:frame></text:p>
          </table:table-cell>
        </table:table-row>
        <table:table-row>
          <table:table-cell table:style-name="Tabella3.A1" table:number-columns-spanned="3" office:value-type="string">
            <text:p text:style-name="P9">Images taken from: <text:span text:style-name="T4">Monkey Island 4, One Piece, web</text:span></text:p>
          </table:table-cell>
          <table:covered-table-cell/>
          <table:covered-table-cell/>
        </table:table-row>
      </table:table>
      <text:h text:style-name="P19" text:outline-level="4"><text:soft-page-break/>Swamps</text:h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3"><draw:frame draw:style-name="fr1" draw:name="Cornice33" text:anchor-type="paragraph" svg:width="6.332cm" draw:z-index="42"><draw:text-box fo:min-height="2.674cm"><text:p text:style-name="P13"><draw:frame draw:style-name="fr4" draw:name="Immagine64" text:anchor-type="as-char" svg:width="6.332cm" style:rel-width="100%" svg:height="2.674cm" style:rel-height="scale" draw:z-index="55"><draw:image xlink:href="../../Resources/Levels/Radme/Swamps/Swamps%201.jpg" xlink:type="simple" xlink:show="embed" xlink:actuate="onLoad" loext:mime-type="image/jpeg"/></draw:frame><text:span text:style-name="T2"><text:line-break/></text:span>Picture <text:sequence text:ref-name="refPicture26" text:name="Picture" text:formula="ooow:Picture+1" style:num-format="1">27</text:sequence>: Swamps</text:p></draw:text-box></draw:frame></text:p>
          </table:table-cell>
          <table:table-cell table:style-name="Tabella2.A1" office:value-type="string">
            <text:p text:style-name="P3"><draw:frame draw:style-name="fr1" draw:name="Cornice34" text:anchor-type="paragraph" svg:width="6.334cm" draw:z-index="39"><draw:text-box fo:min-height="3.958cm"><text:p text:style-name="P13"><draw:frame draw:style-name="fr4" draw:name="Immagine65" text:anchor-type="as-char" svg:width="6.334cm" style:rel-width="100%" svg:height="3.958cm" style:rel-height="scale" draw:z-index="56"><draw:image xlink:href="../../Resources/Levels/Radme/Swamps/Swamps%205.jpg" xlink:type="simple" xlink:show="embed" xlink:actuate="onLoad" loext:mime-type="image/jpeg"/></draw:frame><text:span text:style-name="T2"><text:line-break/></text:span>Picture <text:sequence text:ref-name="refPicture27" text:name="Picture" text:formula="ooow:Picture+1" style:num-format="1">28</text:sequence>: Swamps</text:p></draw:text-box></draw:frame></text:p>
          </table:table-cell>
          <table:table-cell table:style-name="Tabella2.A1" office:value-type="string">
            <text:p text:style-name="P3"><draw:frame draw:style-name="fr1" draw:name="Cornice35" text:anchor-type="paragraph" svg:width="6.334cm" draw:z-index="38"><draw:text-box fo:min-height="4.75cm"><text:p text:style-name="P13"><draw:frame draw:style-name="fr4" draw:name="Immagine66" text:anchor-type="as-char" svg:width="6.334cm" style:rel-width="100%" svg:height="4.75cm" style:rel-height="scale" draw:z-index="57"><draw:image xlink:href="../../Resources/Levels/Radme/Swamps/Swamps%204.jpg" xlink:type="simple" xlink:show="embed" xlink:actuate="onLoad" loext:mime-type="image/jpeg"/></draw:frame><text:span text:style-name="T2"><text:line-break/></text:span>Picture <text:sequence text:ref-name="refPicture28" text:name="Picture" text:formula="ooow:Picture+1" style:num-format="1">29</text:sequence>: Swamps</text:p></draw:text-box></draw:frame></text:p>
          </table:table-cell>
        </table:table-row>
        <table:table-row>
          <table:table-cell table:style-name="Tabella2.A1" table:number-columns-spanned="3" office:value-type="string">
            <text:p text:style-name="P7">Images taken from: <text:span text:style-name="T3">web</text:span></text:p>
          </table:table-cell>
          <table:covered-table-cell/>
          <table:covered-table-cell/>
        </table:table-row>
      </table:table>
      <text:p text:style-name="Text_20_body"/>
      <text:h text:style-name="P15" text:outline-level="2">Rewards</text:h>
      <text:h text:style-name="Heading_20_3" text:outline-level="3">Calcifer’s armor piece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2" draw:name="Frame1" text:anchor-type="as-char" svg:width="6.332cm" draw:z-index="58"><draw:text-box fo:min-height="6.332cm"><text:p text:style-name="Picture"><draw:frame draw:style-name="fr4" draw:name="Image1" text:anchor-type="as-char" svg:width="6.332cm" style:rel-width="100%" svg:height="6.332cm" style:rel-height="scale" draw:z-index="59"><draw:image xlink:href="../../Resources/Rewards/Common%20Rewards/Calcifer's%20armor%20pieces/Calcifer-Back%20plate.jpg" xlink:type="simple" xlink:show="embed" xlink:actuate="onLoad" loext:mime-type="image/jpeg"/></draw:frame><text:span text:style-name="T2"><text:line-break/></text:span>Picture <text:sequence text:ref-name="refPicture29" text:name="Picture" text:formula="ooow:Picture+1" style:num-format="1">30</text:sequence>: Back plate</text:p></draw:text-box></draw:frame></text:p>
          </table:table-cell>
          <table:table-cell table:style-name="Table1.A1" office:value-type="string">
            <text:p text:style-name="Table_20_Contents"><draw:frame draw:style-name="fr2" draw:name="Frame2" text:anchor-type="as-char" svg:width="6.334cm" draw:z-index="60"><draw:text-box fo:min-height="3.457cm"><text:p text:style-name="Picture"><draw:frame draw:style-name="fr4" draw:name="Image2" text:anchor-type="as-char" svg:width="6.334cm" style:rel-width="100%" svg:height="3.457cm" style:rel-height="scale" draw:z-index="61"><draw:image xlink:href="../../Resources/Rewards/Common%20Rewards/Calcifer's%20armor%20pieces/Calcifer-Boots%20plate.jpg" xlink:type="simple" xlink:show="embed" xlink:actuate="onLoad" loext:mime-type="image/jpeg"/></draw:frame><text:span text:style-name="T2"><text:line-break/></text:span>Picture <text:sequence text:ref-name="refPicture30" text:name="Picture" text:formula="ooow:Picture+1" style:num-format="1">31</text:sequence>: Boots</text:p></draw:text-box></draw:frame></text:p>
          </table:table-cell>
          <table:table-cell table:style-name="Table1.A1" office:value-type="string">
            <text:p text:style-name="Table_20_Contents"><draw:frame draw:style-name="fr1" draw:name="Frame3" text:anchor-type="paragraph" svg:width="6.334cm" draw:z-index="43"><draw:text-box fo:min-height="8.35cm"><text:p text:style-name="Picture"><draw:frame draw:style-name="fr4" draw:name="Image3" text:anchor-type="as-char" svg:width="6.334cm" style:rel-width="100%" svg:height="8.35cm" style:rel-height="scale" draw:z-index="63"><draw:image xlink:href="../../Resources/Rewards/Common%20Rewards/Calcifer's%20armor%20pieces/Calcifer-Helmet%20plate.jpg" xlink:type="simple" xlink:show="embed" xlink:actuate="onLoad" loext:mime-type="image/jpeg"/></draw:frame><text:span text:style-name="T2"><text:line-break/></text:span>Picture <text:sequence text:ref-name="refPicture31" text:name="Picture" text:formula="ooow:Picture+1" style:num-format="1">32</text:sequence>: Helmet</text:p></draw:text-box></draw:frame></text:p>
          </table:table-cell>
        </table:table-row>
        <table:table-row>
          <table:table-cell table:style-name="Table1.A1" office:value-type="string">
            <text:p text:style-name="Table_20_Contents"><draw:frame draw:style-name="fr2" draw:name="Frame4" text:anchor-type="as-char" svg:width="6.332cm" draw:z-index="64"><draw:text-box fo:min-height="6.332cm"><text:p text:style-name="Picture"><draw:frame draw:style-name="fr4" draw:name="Image4" text:anchor-type="as-char" svg:width="6.332cm" style:rel-width="100%" svg:height="6.332cm" style:rel-height="scale" draw:z-index="65"><draw:image xlink:href="../../Resources/Rewards/Common%20Rewards/Calcifer's%20armor%20pieces/Calcifer-Shoulder%20plate.jpg" xlink:type="simple" xlink:show="embed" xlink:actuate="onLoad" loext:mime-type="image/jpeg"/></draw:frame><text:span text:style-name="T2"><text:line-break/></text:span>Picture <text:sequence text:ref-name="refPicture32" text:name="Picture" text:formula="ooow:Picture+1" style:num-format="1">33</text:sequence>: Shoulder plate</text:p></draw:text-box></draw:frame></text:p>
          </table:table-cell>
          <table:table-cell table:style-name="Table1.A1" office:value-type="string">
            <text:p text:style-name="Table_20_Contents"><draw:frame draw:style-name="fr2" draw:name="Frame5" text:anchor-type="as-char" svg:width="6.334cm" draw:z-index="66"><draw:text-box fo:min-height="4.75cm"><text:p text:style-name="Picture"><draw:frame draw:style-name="fr4" draw:name="Image5" text:anchor-type="as-char" svg:width="6.334cm" style:rel-width="100%" svg:height="4.75cm" style:rel-height="scale" draw:z-index="67"><draw:image xlink:href="../../Resources/Rewards/Common%20Rewards/Calcifer's%20armor%20pieces/Calcifer-Studded%20Gloves.jpg" xlink:type="simple" xlink:show="embed" xlink:actuate="onLoad" loext:mime-type="image/jpeg"/></draw:frame><text:span text:style-name="T2"><text:line-break/></text:span>Picture <text:sequence text:ref-name="refPicture33" text:name="Picture" text:formula="ooow:Picture+1" style:num-format="1">34</text:sequence>: Studded gloves</text:p></draw:text-box></draw:frame></text:p>
          </table:table-cell>
          <table:table-cell table:style-name="Table1.A1" office:value-type="string">
            <text:p text:style-name="Table_20_Contents"><draw:frame draw:style-name="fr2" draw:name="Frame6" text:anchor-type="as-char" svg:width="6.334cm" draw:z-index="68"><draw:text-box fo:min-height="8.867cm"><text:p text:style-name="Picture"><draw:frame draw:style-name="fr4" draw:name="Image6" text:anchor-type="as-char" svg:width="6.334cm" style:rel-width="100%" svg:height="8.867cm" style:rel-height="scale" draw:z-index="69"><draw:image xlink:href="../../Resources/Rewards/Common%20Rewards/Calcifer's%20armor%20pieces/Calcifer-Trunk%20plate.jpg" xlink:type="simple" xlink:show="embed" xlink:actuate="onLoad" loext:mime-type="image/jpeg"/></draw:frame><text:span text:style-name="T2"><text:line-break/></text:span>Picture <text:sequence text:ref-name="refPicture34" text:name="Picture" text:formula="ooow:Picture+1" style:num-format="1">35</text:sequence>: Trunk plate</text:p></draw:text-box></draw:frame></text:p>
          </table:table-cell>
        </table:table-row>
      </table:table>
      <text:h text:style-name="Heading_20_3" text:outline-level="3"><text:soft-page-break/>Heen’s weapons and armor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<draw:frame draw:style-name="fr2" draw:name="Frame7" text:anchor-type="as-char" svg:width="6.332cm" draw:z-index="62"><draw:text-box fo:min-height="6.332cm"><text:p text:style-name="Picture"><draw:frame draw:style-name="fr4" draw:name="Image7" text:anchor-type="as-char" svg:width="6.332cm" style:rel-width="100%" svg:height="6.332cm" style:rel-height="scale" draw:z-index="71"><draw:image xlink:href="../../Resources/Rewards/Common%20Rewards/Heen's%20weapons%20and%20armour/Heen-Club.jpg" xlink:type="simple" xlink:show="embed" xlink:actuate="onLoad" loext:mime-type="image/jpeg"/></draw:frame><text:span text:style-name="T2"><text:line-break/></text:span>Picture <text:sequence text:ref-name="refPicture35" text:name="Picture" text:formula="ooow:Picture+1" style:num-format="1">36</text:sequence>: Club</text:p></draw:text-box></draw:frame></text:p>
          </table:table-cell>
          <table:table-cell table:style-name="Table2.A1" office:value-type="string">
            <text:p text:style-name="Table_20_Contents"><draw:frame draw:style-name="fr2" draw:name="Frame8" text:anchor-type="as-char" svg:width="6.334cm" draw:z-index="74"><draw:text-box fo:min-height="4.297cm"><text:p text:style-name="Picture"><draw:frame draw:style-name="fr4" draw:name="Image8" text:anchor-type="as-char" svg:width="6.334cm" style:rel-width="100%" svg:height="4.297cm" style:rel-height="scale" draw:z-index="75"><draw:image xlink:href="../../Resources/Rewards/Common%20Rewards/Heen's%20weapons%20and%20armour/Heen-double%20headed.jpg" xlink:type="simple" xlink:show="embed" xlink:actuate="onLoad" loext:mime-type="image/jpeg"/></draw:frame><text:span text:style-name="T2"><text:line-break/></text:span>Picture <text:sequence text:ref-name="refPicture36" text:name="Picture" text:formula="ooow:Picture+1" style:num-format="1">37</text:sequence>: Double headed</text:p></draw:text-box></draw:frame></text:p>
          </table:table-cell>
          <table:table-cell table:style-name="Table2.A1" office:value-type="string">
            <text:p text:style-name="Table_20_Contents"><draw:frame draw:style-name="fr2" draw:name="Frame9" text:anchor-type="as-char" svg:width="6.334cm" draw:z-index="76"><draw:text-box fo:min-height="5.138cm"><text:p text:style-name="Picture"><draw:frame draw:style-name="fr4" draw:name="Image9" text:anchor-type="as-char" svg:width="6.334cm" style:rel-width="100%" svg:height="5.138cm" style:rel-height="scale" draw:z-index="77"><draw:image xlink:href="../../Resources/Rewards/Common%20Rewards/Heen's%20weapons%20and%20armour/Heen-Nailed%20Bat.jpg" xlink:type="simple" xlink:show="embed" xlink:actuate="onLoad" loext:mime-type="image/jpeg"/></draw:frame><text:span text:style-name="T2"><text:line-break/></text:span>Picture <text:sequence text:ref-name="refPicture37" text:name="Picture" text:formula="ooow:Picture+1" style:num-format="1">38</text:sequence>: Nailed bat</text:p></draw:text-box></draw:frame></text:p>
          </table:table-cell>
        </table:table-row>
        <table:table-row>
          <table:table-cell table:style-name="Table2.A1" office:value-type="string">
            <text:p text:style-name="Table_20_Contents"><draw:frame draw:style-name="fr2" draw:name="Frame10" text:anchor-type="as-char" svg:width="6.332cm" draw:z-index="88"><draw:text-box fo:min-height="7.082cm"><text:p text:style-name="Picture"><draw:frame draw:style-name="fr5" draw:name="Image10" text:anchor-type="as-char" svg:width="6.332cm" style:rel-width="100%" svg:height="7.082cm" style:rel-height="scale" draw:z-index="89"><draw:image xlink:href="../../Resources/Rewards/Common%20Rewards/Heen's%20weapons%20and%20armour/Heen-Chain%20mail.jpg" xlink:type="simple" xlink:show="embed" xlink:actuate="onLoad" draw:filter-name="&lt;All formats&gt;" loext:mime-type="image/jpeg"/></draw:frame><text:span text:style-name="T2"><text:line-break/></text:span>Picture <text:sequence text:ref-name="refPicture38" text:name="Picture" text:formula="ooow:Picture+1" style:num-format="1">39</text:sequence>: Chain mail</text:p></draw:text-box></draw:frame></text:p>
          </table:table-cell>
          <table:table-cell table:style-name="Table2.A1" office:value-type="string">
            <text:p text:style-name="P10"><draw:frame draw:style-name="fr2" draw:name="Frame11" text:anchor-type="as-char" svg:width="5.292cm" draw:z-index="86"><draw:text-box fo:min-height="6.613cm"><text:p text:style-name="Picture"><draw:frame draw:style-name="fr5" draw:name="Image11" text:anchor-type="as-char" svg:width="5.292cm" style:rel-width="100%" svg:height="6.613cm" style:rel-height="scale" draw:z-index="87"><draw:image xlink:href="../../Resources/Rewards/Common%20Rewards/Heen's%20weapons%20and%20armour/Heen-Plate%20armor.png" xlink:type="simple" xlink:show="embed" xlink:actuate="onLoad" draw:filter-name="&lt;All formats&gt;" loext:mime-type="image/png"/></draw:frame><text:span text:style-name="T2"><text:line-break/></text:span>Picture <text:sequence text:ref-name="refPicture39" text:name="Picture" text:formula="ooow:Picture+1" style:num-format="1">40</text:sequence>: Plate armor</text:p></draw:text-box></draw:frame></text:p>
          </table:table-cell>
          <table:table-cell table:style-name="Table2.A1" office:value-type="string">
            <text:p text:style-name="Table_20_Contents"><draw:frame draw:style-name="fr2" draw:name="Frame12" text:anchor-type="as-char" svg:width="6.334cm" draw:z-index="84"><draw:text-box fo:min-height="10.444cm"><text:p text:style-name="Picture"><draw:frame draw:style-name="fr5" draw:name="Image12" text:anchor-type="as-char" svg:width="6.334cm" style:rel-width="100%" svg:height="10.444cm" style:rel-height="scale" draw:z-index="85"><draw:image xlink:href="../../Resources/Rewards/Common%20Rewards/Heen's%20weapons%20and%20armour/Heen-shield.jpg" xlink:type="simple" xlink:show="embed" xlink:actuate="onLoad" draw:filter-name="&lt;All formats&gt;" loext:mime-type="image/jpeg"/></draw:frame><text:span text:style-name="T2"><text:line-break/></text:span>Picture <text:sequence text:ref-name="refPicture40" text:name="Picture" text:formula="ooow:Picture+1" style:num-format="1">41</text:sequence>: Shield</text:p></draw:text-box></draw:frame></text:p>
          </table:table-cell>
        </table:table-row>
      </table:table>
      <text:h text:style-name="Heading_20_3" text:outline-level="3"><text:soft-page-break/>Magic clothes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<draw:frame draw:style-name="fr2" draw:name="Frame13" text:anchor-type="as-char" svg:width="6.332cm" draw:z-index="78"><draw:text-box fo:min-height="6.332cm"><text:p text:style-name="Picture"><draw:frame draw:style-name="fr4" draw:name="Image13" text:anchor-type="as-char" svg:width="6.332cm" style:rel-width="100%" svg:height="6.332cm" style:rel-height="scale" draw:z-index="79"><draw:image xlink:href="../../Resources/Rewards/Common%20Rewards/Magic%20clothes/Magic%20clothes-Boots.jpg" xlink:type="simple" xlink:show="embed" xlink:actuate="onLoad" loext:mime-type="image/jpeg"/></draw:frame><text:span text:style-name="T2"><text:line-break/></text:span>Picture <text:sequence text:ref-name="refPicture41" text:name="Picture" text:formula="ooow:Picture+1" style:num-format="1">42</text:sequence>: Boots</text:p></draw:text-box></draw:frame></text:p>
          </table:table-cell>
          <table:table-cell table:style-name="Table3.A1" office:value-type="string">
            <text:p text:style-name="Table_20_Contents"><draw:frame draw:style-name="fr2" draw:name="Frame14" text:anchor-type="as-char" svg:width="6.334cm" draw:z-index="80"><draw:text-box fo:min-height="6.941cm"><text:p text:style-name="Picture"><draw:frame draw:style-name="fr4" draw:name="Image14" text:anchor-type="as-char" svg:width="6.334cm" style:rel-width="100%" svg:height="6.941cm" style:rel-height="scale" draw:z-index="81"><draw:image xlink:href="../../Resources/Rewards/Common%20Rewards/Magic%20clothes/Magic%20clothes-Hood.png" xlink:type="simple" xlink:show="embed" xlink:actuate="onLoad" loext:mime-type="image/png"/></draw:frame><text:span text:style-name="T2"><text:line-break/></text:span>Picture <text:sequence text:ref-name="refPicture42" text:name="Picture" text:formula="ooow:Picture+1" style:num-format="1">43</text:sequence>: Hood</text:p></draw:text-box></draw:frame></text:p>
          </table:table-cell>
          <table:table-cell table:style-name="Table3.A1" office:value-type="string">
            <text:p text:style-name="Table_20_Contents"><draw:frame draw:style-name="fr2" draw:name="Frame15" text:anchor-type="as-char" svg:width="6.334cm" draw:z-index="82"><draw:text-box fo:min-height="6.334cm"><text:p text:style-name="Picture"><draw:frame draw:style-name="fr4" draw:name="Image15" text:anchor-type="as-char" svg:width="6.334cm" style:rel-width="100%" svg:height="6.334cm" style:rel-height="scale" draw:z-index="83"><draw:image xlink:href="../../Resources/Rewards/Common%20Rewards/Magic%20clothes/Magic%20clothes-Robe.png" xlink:type="simple" xlink:show="embed" xlink:actuate="onLoad" loext:mime-type="image/png"/></draw:frame><text:span text:style-name="T2"><text:line-break/></text:span>Picture <text:sequence text:ref-name="refPicture43" text:name="Picture" text:formula="ooow:Picture+1" style:num-format="1">44</text:sequence>: Robe</text:p></draw:text-box></draw:frame></text:p>
          </table:table-cell>
        </table:table-row>
      </table:table>
      <text:h text:style-name="Heading_20_3" text:outline-level="3"><text:soft-page-break/>Potions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draw:frame draw:style-name="fr3" draw:name="Frame16" text:anchor-type="as-char" svg:width="14.7cm" draw:z-index="52"><draw:text-box fo:min-height="21.001cm"><text:p text:style-name="Picture"><draw:frame draw:style-name="fr4" draw:name="Image16" text:anchor-type="as-char" svg:width="14.7cm" style:rel-width="100%" svg:height="21.001cm" style:rel-height="scale" draw:z-index="54"><draw:image xlink:href="../../Resources/Rewards/Common%20Rewards/Potions/Potions.jpg" xlink:type="simple" xlink:show="embed" xlink:actuate="onLoad" loext:mime-type="image/jpeg"/></draw:frame><text:span text:style-name="T2"><text:line-break/></text:span>Picture <text:sequence text:ref-name="refPicture44" text:name="Picture" text:formula="ooow:Picture+1" style:num-format="1">45</text:sequence>: Potions</text:p></draw:text-box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Additional reference images</text:chapter></text:p>
            </table:table-cell>
            <table:table-cell table:style-name="Tabella9.A1" office:value-type="string">
              <text:p text:style-name="MP2"><text:page-number text:select-page="current">8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ditional reference images</dc:title>
    <dc:date>2019-01-10T10:11:54.547000000</dc:date>
    <dc:creator>Michele Maione</dc:creator>
    <meta:editing-duration>PT26M54S</meta:editing-duration>
    <meta:editing-cycles>21</meta:editing-cycles>
    <meta:generator>LibreOffice/6.1.2.1$Windows_X86_64 LibreOffice_project/65905a128db06ba48db947242809d14d3f9a93fe</meta:generator>
    <meta:document-statistic meta:table-count="14" meta:image-count="45" meta:object-count="0" meta:page-count="8" meta:paragraph-count="89" meta:word-count="239" meta:character-count="1434" meta:non-whitespace-character-count="1270"/>
    <meta:template xlink:type="simple" xlink:actuate="onRequest" xlink:title="" xlink:href="../MasterGameDesignDocument.odm" meta:date="2018-12-10T11:14:37.896000000"/>
  </office:meta>
</office:document-meta>
</file>